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Nimbus Roman No9 L1" svg:font-family="'Nimbus Roman No9 L'"/>
    <style:font-face style:name="StarSymbol" svg:font-family="StarSymbol"/>
    <style:font-face style:name="Courier 10 Pitch" svg:font-family="'Courier 10 Pitch'" style:font-pitch="fixed"/>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Preformatted_20_Text">
      <style:paragraph-properties fo:line-height="150%"/>
      <style:text-properties style:font-name="Bitstream Vera Sans"/>
    </style:style>
    <style:style style:name="P3" style:family="paragraph" style:parent-style-name="Preformatted_20_Text">
      <style:paragraph-properties fo:line-height="150%"/>
      <style:text-properties style:font-name="Bitstream Vera Sans" fo:font-size="16pt" fo:font-weight="bold" style:font-size-asian="16pt" style:font-weight-asian="bold" style:font-size-complex="16pt" style:font-weight-complex="bold"/>
    </style:style>
    <style:style style:name="P4" style:family="paragraph" style:parent-style-name="Preformatted_20_Text">
      <style:paragraph-properties fo:line-height="150%"/>
      <style:text-properties style:font-name="Bitstream Vera Sans" fo:font-size="15pt" fo:font-weight="bold" style:font-size-asian="15pt" style:font-weight-asian="bold" style:font-size-complex="15pt" style:font-weight-complex="bold"/>
    </style:style>
    <style:style style:name="P5" style:family="paragraph" style:parent-style-name="Preformatted_20_Text">
      <style:paragraph-properties fo:line-height="150%"/>
      <style:text-properties style:font-name="Bitstream Vera Sans" fo:font-size="8pt" fo:font-style="italic" style:font-size-asian="8pt" style:font-style-asian="italic" style:font-size-complex="8pt" style:font-style-complex="italic"/>
    </style:style>
    <style:style style:name="P6" style:family="paragraph" style:parent-style-name="Preformatted_20_Text">
      <style:paragraph-properties fo:line-height="150%"/>
      <style:text-properties style:font-name="Bitstream Vera Sans" fo:font-size="10pt" fo:font-weight="normal" style:font-size-asian="8.75pt" style:font-weight-asian="normal" style:font-size-complex="10pt" style:font-weight-complex="normal"/>
    </style:style>
    <style:style style:name="P7" style:family="paragraph" style:parent-style-name="Preformatted_20_Text">
      <style:paragraph-properties fo:line-height="150%"/>
      <style:text-properties style:font-name="Courier 10 Pitch"/>
    </style:style>
    <style:style style:name="P8" style:family="paragraph" style:parent-style-name="Preformatted_20_Text">
      <style:paragraph-properties fo:line-height="150%"/>
      <style:text-properties style:font-name="Courier 10 Pitch" fo:font-style="italic" style:font-style-asian="italic" style:font-style-complex="italic"/>
    </style:style>
    <style:style style:name="P9" style:family="paragraph" style:parent-style-name="Preformatted_20_Text" style:list-style-name="L1">
      <style:paragraph-properties fo:line-height="150%"/>
      <style:text-properties style:font-name="Bitstream Vera Sans"/>
    </style:style>
    <style:style style:name="P10" style:family="paragraph" style:parent-style-name="Preformatted_20_Text" style:list-style-name="L2">
      <style:paragraph-properties fo:line-height="150%"/>
      <style:text-properties style:font-name="Bitstream Vera Sans"/>
    </style:style>
    <style:style style:name="P11" style:family="paragraph" style:parent-style-name="Preformatted_20_Text" style:list-style-name="L3">
      <style:paragraph-properties fo:line-height="150%"/>
      <style:text-properties style:font-name="Bitstream Vera Sans"/>
    </style:style>
    <style:style style:name="P12" style:family="paragraph" style:parent-style-name="Preformatted_20_Text" style:list-style-name="L4">
      <style:paragraph-properties fo:line-height="150%"/>
      <style:text-properties style:font-name="Bitstream Vera Sans"/>
    </style:style>
    <style:style style:name="P13" style:family="paragraph" style:parent-style-name="Preformatted_20_Text" style:list-style-name="L5">
      <style:paragraph-properties fo:line-height="150%"/>
      <style:text-properties style:font-name="Bitstream Vera Sans"/>
    </style:style>
    <style:style style:name="P14" style:family="paragraph" style:parent-style-name="Preformatted_20_Text" style:list-style-name="L4">
      <style:paragraph-properties fo:line-height="150%"/>
      <style:text-properties style:font-name="Courier 10 Pitch"/>
    </style:style>
    <style:style style:name="T1" style:family="text">
      <style:text-properties style:font-name="Courier 10 Pitch"/>
    </style:style>
    <style:style style:name="T2" style:family="text">
      <style:text-properties style:font-name="Courier 10 Pitch" fo:font-style="italic" style:font-style-asian="italic" style:font-style-complex="italic"/>
    </style:style>
    <style:style style:name="T3"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dro System :: Документация</text:p>
      <text:p text:style-name="P5">версия 0.9.7</text:p>
      <text:p text:style-name="P2"/>
      <text:p text:style-name="P2"/>
      <text:p text:style-name="P4">От автора</text:p>
      <text:p text:style-name="P2"/>
      <text:p text:style-name="P2">Лучше всего читать эту документацию в редакторе gedit с темой Oblivion $)</text:p>
      <text:p text:style-name="P2">Vedro System и данная документация используют кодировку UTF-8.</text:p>
      <text:p text:style-name="P2">На моём сервере уже установлена Vedro System. К ней, в ознакомительном режиме, можно обратиться по следующему адресу <text:a xlink:type="simple" xlink:href="http://91.198.212.70:81/"><text:span text:style-name="T2">http://91.198.212.70:81/</text:span></text:a><text:a xlink:type="simple" xlink:href="http://91.198.212.70:81/"><text:span text:style-name="T3"> </text:span></text:a>Логин/пароль для доступа к сайту — root/pass. Настройка DEBUG в конфигурационном файле системы — включена. В ознакомительном режиме установлены все прилагающиеся по умолчанию модули, а также ещё один модуль, работающий с достаточно большой базой данных — статистике игрового сервера.</text:p>
      <text:p text:style-name="P2">Прошу не обращать внимание на иногда всплывающие "крякозяблы" — это связанно с тем, что ознакомительная версия установлена на ОС FreeBSD, имеющей некоторые проблемы с кодировкой UTF-8.</text:p>
      <text:p text:style-name="P2"/>
      <text:p text:style-name="P2">Системой Vedro System заинтересовалась одна компания, занимающаяся услугами предоставления доступа в Интернет. И сейчас Vedro System активно используется этой компанией. Посмотреть на то, что именно предоставляет Vedro System можно на скриншотах представленных в директории <text:span text:style-name="T2">/docs/screenshots</text:span>.</text:p>
      <text:p text:style-name="P2">По последним данным "Ведром" заинтересовалось ещё несколько человек. От которых было много положительных отзывов.)</text:p>
      <text:p text:style-name="P2"/>
      <text:p text:style-name="P2">Прошу не критиковать меня за язык изложения. Старался как мог.)</text:p>
      <text:p text:style-name="P2"/>
      <text:p text:style-name="P2"/>
      <text:p text:style-name="P4">О программе</text:p>
      <text:p text:style-name="P6"/>
      <text:p text:style-name="P2">Данная программа представляет собой свободно распространяемый программный продукт; вы можете распространять ее далее и/или изменять на условиях Стандартной публичной лицензии GNU, опубликованной "Free Software Foundation" - либо ее версии номер 2, либо (по вашему выбору) любой более поздней ее версии.</text:p>
      <text:p text:style-name="P2"/>
      <text:p text:style-name="P2">Распространяя данный программный продукт, я надеюсь что он окажется полезным, но НЕ ДАЮ НИКАКИХ ГАРАНТИЙ, даже подразумеваемой гарантии ПРИГОДНОСТИ К КУПЛЕ-ПРОДАЖЕ или ИСПОЛЬЗОВАНИЮ В КОНКРЕТНЫХ ЦЕЛЯХ (см. "Стандартную публичную лицензию GNU").</text:p>
      <text:p text:style-name="P2"/>
      <text:p text:style-name="P2">Вместе с данной программой вы должны были получить копию "Стандартной публичной лицензии GNU" ("GNU general public license"); если это не так, напишите в Free Software Foundation, Inc., 675 Mass Ave, Cambridge, MA 02139, USA.</text:p>
      <text:p text:style-name="P2"/>
      <text:p text:style-name="P2"><text:soft-page-break/>Copyright (C) 2008 by Gleb Y. Averchuk &lt;altermn@gmail.com&gt; </text:p>
      <text:p text:style-name="P2">Vedro System - Web CMS с удобными компонентами для работы с БД.</text:p>
      <text:p text:style-name="P2"/>
      <text:p text:style-name="P2">Vedro System была разработана на операционной системе Ubuntu 8.04 Hardy Heron — Linux.</text:p>
      <text:p text:style-name="P2">Во время разработки просматривалась в браузере Mozilla Firefox 3.0.</text:p>
      <text:p text:style-name="P2">Написана на скриптовом языке программирования PHP 5.2.4.</text:p>
      <text:p text:style-name="P2">В качестве Web-сервера использовался Apache 2.2.8.</text:p>
      <text:p text:style-name="P2">В качестве сервера БД использовался MySQL 5.0.51a.</text:p>
      <text:p text:style-name="P2"/>
      <text:p text:style-name="P2">Тестирование производилось на FreeBSD 6.1 / Apache 2.2.2 / PHP 5.2.1 / MySQL 4.1.21, а также на FreeBSD 5.3 / Apache 1.3.33 / PHP 5.2.6 / MySQL 4.1.10 (в последнем случае, машина используется для отображения ознакомительной версии Vedro System, ссылка на которую приведена выше).</text:p>
      <text:p text:style-name="P2">Тестирование в браузерах IE 6, Opera 9 прошло успешно.</text:p>
      <text:p text:style-name="P2"/>
      <text:p text:style-name="P2">При написании системы не использовались никакие сторонние PHP / JavaScript скрипты. Всё было написано мной (за исключением JavaScript подсвечивания строк, о чём упоминается в исходниках).</text:p>
      <text:p text:style-name="P2"/>
      <text:p text:style-name="P2">Чтобы установить Vedro System, ознакомьтесь с приложенным файлом <text:span text:style-name="T2">/docs/install.txt</text:span>.</text:p>
      <text:p text:style-name="P2"/>
      <text:p text:style-name="P2"/>
      <text:p text:style-name="P4">Общее описание работы системы</text:p>
      <text:p text:style-name="P2"/>
      <text:p text:style-name="P2">Система работает через "ненайденные" документы. Т.е. формируются ссылки на несуществующие страницы. Эти ссылки перехватываются скриптом <text:span text:style-name="T1">/404.php</text:span>. Скрипт <text:span text:style-name="T1">404.php</text:span> распознаёт к какому модулю хочет обратиться пользователь и через системный класс <text:span text:style-name="T1">/classes/page.php</text:span> формирует и выводит страницу.</text:p>
      <text:p text:style-name="P2"/>
      <text:p text:style-name="P2">Vedro System — модульная система. Она не работает без установленных в неё модулей. Все модули устанавливаются через командную строку, скриптом <text:span text:style-name="T1">/mod</text:span>. Для получения справки по возможностям скрипта наберите в командной строке ".<text:span text:style-name="T1">/mod -h</text:span>".</text:p>
      <text:p text:style-name="P2">При установке модуля необходимо указать путь, до директории, в которой этот модуль находится. В данной директории должен "лежать" конфигурационный файл — <text:span text:style-name="T1">config.xml</text:span>. В качестве пути до модуля можно (не проверено!) использовать URL адреса.</text:p>
      <text:p text:style-name="P2"/>
      <text:p text:style-name="P2">Структура <text:span text:style-name="T1">config.xml</text:span>:</text:p>
      <text:p text:style-name="P2"/>
      <text:p text:style-name="P7"><text:tab/>&lt;?xml version="1.0" encoding="utf-8"&gt;</text:p>
      <text:p text:style-name="P7"><text:tab/>&lt;data&gt;</text:p>
      <text:p text:style-name="P7"><text:tab/> <text:s text:c="3"/>&lt;name&gt;module_name&lt;/name&gt;</text:p>
      <text:p text:style-name="P7"><text:tab/> <text:s text:c="3"/>&lt;kernel&gt;core.php&lt;/kernel&gt;</text:p>
      <text:p text:style-name="P7"><text:tab/> <text:s text:c="3"/>&lt;menu name="название в меню" full_name="полное название" <text:soft-page-break/>script_name="script0.php"&gt;</text:p>
      <text:p text:style-name="P7"><text:tab/><text:tab/>&lt;item name="Элемент1" full_name="Полное название элемента"&gt;</text:p>
      <text:p text:style-name="P7"><text:tab/><text:tab/> <text:s text:c="3"/>&lt;item <text:s/>name="Элемент11" full_name="Полное название элемента" script_name="script11.php" pos="100" /&gt;</text:p>
      <text:p text:style-name="P7"><text:tab/><text:tab/> <text:s text:c="3"/>&lt;item <text:s/>name="Элемент12" script_name="script12.php" pos="200" /&gt;</text:p>
      <text:p text:style-name="P7"><text:tab/><text:tab/>&lt;/item&gt;</text:p>
      <text:p text:style-name="P7"><text:tab/><text:tab/>&lt;item <text:s/>name="Элемент2" script_name="script2.php" /&gt;</text:p>
      <text:p text:style-name="P7"><text:tab/><text:tab/>&lt;item <text:s/>name="Элемент3" script_name="script3.php"&gt;</text:p>
      <text:p text:style-name="P7"><text:tab/><text:tab/> <text:s text:c="3"/>&lt;item <text:s/>name="Элемент31" script_name="script31.php" /&gt;</text:p>
      <text:p text:style-name="P7"><text:tab/><text:tab/> <text:s text:c="3"/>&lt;item <text:s/>name="Элемент32" full_name="Название элемента" script_name="script32.php" /&gt;</text:p>
      <text:p text:style-name="P7"><text:tab/><text:tab/> <text:s text:c="3"/>&lt;item <text:s/>name="Элемент34" script_name="script34.php" pos="400"/&gt;</text:p>
      <text:p text:style-name="P7"><text:tab/><text:tab/> <text:s text:c="3"/>&lt;item <text:s/>name="Элемент33" script_name="script33.php" pos="300" /&gt;</text:p>
      <text:p text:style-name="P7"><text:tab/><text:tab/>&lt;/item&gt;</text:p>
      <text:p text:style-name="P7"><text:tab/> <text:s text:c="3"/>&lt;/menu&gt;</text:p>
      <text:p text:style-name="P7"><text:tab/> <text:s text:c="3"/>&lt;depend&gt;</text:p>
      <text:p text:style-name="P7"><text:tab/><text:tab/>&lt;module name="module1" /&gt;</text:p>
      <text:p text:style-name="P7"><text:tab/><text:tab/>&lt;module name="parent_module" /&gt;</text:p>
      <text:p text:style-name="P7"><text:tab/> <text:s text:c="3"/>&lt;/depend&gt;</text:p>
      <text:p text:style-name="P7"><text:tab/>&lt;/data&gt;</text:p>
      <text:p text:style-name="P2"/>
      <text:p text:style-name="P2">Описание элементов <text:span text:style-name="T1">config.xml</text:span>:</text:p>
      <text:list text:style-name="L1">
        <text:list-item>
          <text:p text:style-name="P9"><text:span text:style-name="T1">name</text:span> — системное название модуля</text:p>
        </text:list-item>
        <text:list-item>
          <text:p text:style-name="P9"><text:span text:style-name="T1">kernel</text:span> — (можно не указывать) скрипт ядра модуля, который будут подключать зависимые модули (непроверенная возможность!)</text:p>
        </text:list-item>
        <text:list-item>
          <text:p text:style-name="P9"><text:span text:style-name="T1">menu</text:span> — (можно не указывать, если есть <text:span text:style-name="T1">kernel</text:span>) описывает меню подключаемого модуля</text:p>
        </text:list-item>
      </text:list>
      <text:list text:style-name="L2">
        <text:list-item>
          <text:list>
            <text:list-item>
              <text:p text:style-name="P10"><text:span text:style-name="T1">name</text:span> — название главного элемента меню для данного модуля</text:p>
            </text:list-item>
            <text:list-item>
              <text:p text:style-name="P10"><text:span text:style-name="T1">full_name</text:span> — (можно не указывать) полное название отображаемое пользователю, при выборе данного элемента меню</text:p>
            </text:list-item>
            <text:list-item>
              <text:p text:style-name="P10"><text:span text:style-name="T1">script_name</text:span> — (можно не указывать, но обязательно должен быть у какого-нибудь конечного элемента меню) скрипт, который работает по выбору элемента меню. В качестве этого параметра можно указывать URL другого хоста, по 80 порту (при указании URL не работает преобразователь ссылок - об этом указывает предупреждающее сообщение. Либо же в качестве этого параметра можно использовать .xml файл определённого вида (шаблона)):</text:p>
            </text:list-item>
          </text:list>
        </text:list-item>
      </text:list>
      <text:p text:style-name="P2"/>
      <text:p text:style-name="P7"><text:tab/>&lt;?xml version="1.0" encoding="utf-8"?&gt; </text:p>
      <text:p text:style-name="P7"><text:tab/>&lt;data&gt; </text:p>
      <text:p text:style-name="P7"><text:tab/><text:tab/>&lt;template&gt;triple-bottom&lt;/template&gt; </text:p>
      <text:p text:style-name="P7"><text:tab/><text:tab/>&lt;zone id="1"&gt; </text:p>
      <text:p text:style-name="P7"><text:tab/><text:tab/><text:tab/>&lt;script src="users_connections_list.php" /&gt; </text:p>
      <text:p text:style-name="P7"><text:tab/><text:tab/><text:tab/>&lt;html&gt; </text:p>
      <text:p text:style-name="P7"><text:tab/><text:tab/><text:tab/><text:tab/>&lt;br /&gt; </text:p>
      <text:p text:style-name="P7"><text:soft-page-break/><text:tab/><text:tab/><text:tab/><text:tab/>&lt;br /&gt; </text:p>
      <text:p text:style-name="P7"><text:tab/><text:tab/><text:tab/>&lt;/html&gt; </text:p>
      <text:p text:style-name="P7"><text:tab/><text:tab/>&lt;/zone&gt; </text:p>
      <text:p text:style-name="P7"><text:tab/><text:tab/>&lt;zone id="3"&gt; </text:p>
      <text:p text:style-name="P7"><text:tab/><text:tab/><text:tab/>&lt;script src="user_list.php" /&gt; </text:p>
      <text:p text:style-name="P7"><text:tab/><text:tab/><text:tab/>&lt;!--html&gt;&lt;h3&gt;zone3_1&lt;/h3&gt;&lt;/html--&gt; </text:p>
      <text:p text:style-name="P7"><text:tab/><text:tab/>&lt;/zone&gt; </text:p>
      <text:p text:style-name="P7"><text:tab/><text:tab/>&lt;zone id="2"&gt; </text:p>
      <text:p text:style-name="P7"><text:tab/><text:tab/><text:tab/>&lt;script src="group_list.php" /&gt; </text:p>
      <text:p text:style-name="P7"><text:tab/><text:tab/><text:tab/>&lt;!--html&gt;&lt;h3&gt;zone2_1&lt;/h3&gt;&lt;/html--&gt; </text:p>
      <text:p text:style-name="P7"><text:tab/><text:tab/>&lt;/zone&gt; </text:p>
      <text:p text:style-name="P7"><text:tab/><text:tab/>&lt;zone id="2"&gt; </text:p>
      <text:p text:style-name="P7"><text:tab/><text:tab/><text:tab/>&lt;html&gt;&lt;h3&gt;zone2_2&lt;/h3&gt;&lt;/html&gt; </text:p>
      <text:p text:style-name="P7"><text:tab/><text:tab/>&lt;/zone&gt; </text:p>
      <text:p text:style-name="P7"><text:tab/><text:tab/>&lt;zone id="3"&gt; </text:p>
      <text:p text:style-name="P7"><text:tab/><text:tab/><text:tab/>&lt;!--html&gt;&lt;h3&gt;zone3_2&lt;/h3&gt;&lt;/html--&gt; </text:p>
      <text:p text:style-name="P7"><text:tab/><text:tab/>&lt;/zone&gt; </text:p>
      <text:p text:style-name="P7"><text:tab/>&lt;/data&gt;</text:p>
      <text:p text:style-name="P7"/>
      <text:p text:style-name="P2">Здесь,</text:p>
      <text:list text:style-name="L3">
        <text:list-item>
          <text:list>
            <text:list-item>
              <text:p text:style-name="P11"><text:span text:style-name="T1">template</text:span> — указывает на название файла, хранящегося в директории <text:span text:style-name="T1">/templates</text:span>; этот файл описывает то, как будут отображаться нижеописанные зоны</text:p>
            </text:list-item>
            <text:list-item>
              <text:p text:style-name="P11"><text:span text:style-name="T1">zone</text:span> — описывает что будет отображаться в блоке - одной из зон</text:p>
            </text:list-item>
            <text:list-item>
              <text:p text:style-name="P11"><text:span text:style-name="T1">script</text:span> — ссылается на один из скриптов модуля; также может ссылаться на подобный .xml файл или URL</text:p>
            </text:list-item>
            <text:list-item>
              <text:p text:style-name="P11"><text:span text:style-name="T1">html</text:span> — блок содержащий любой html код</text:p>
            </text:list-item>
          </text:list>
        </text:list-item>
      </text:list>
      <text:p text:style-name="P2"><text:tab/>Как и подгружаемые скрипты, так и html код могут содержать любой отображаемый пользователю конечный html (включая &lt;head&gt;, &lt;body&gt; блоки), который в последствии переформировывается классом <text:span text:style-name="T1">/classes/page.php</text:span> и приводится в "потребный" вид</text:p>
      <text:p text:style-name="P2"><text:tab/> <text:s/></text:p>
      <text:p text:style-name="P2"><text:tab/> <text:s/>Пример подобного .xml файла можно найти в <text:span text:style-name="T2">/modules/system_admin/info.xml</text:span></text:p>
      <text:p text:style-name="P2"/>
      <text:list text:style-name="L4">
        <text:list-item>
          <text:list>
            <text:list-item>
              <text:p text:style-name="P12"><text:span text:style-name="T1">item</text:span> (может быть сколько угодно, в том числе и вложенных друг в друга) - элемент меню</text:p>
              <text:list>
                <text:list-item>
                  <text:p text:style-name="P12"><text:span text:style-name="T1">name</text:span> - название элемента меню</text:p>
                </text:list-item>
                <text:list-item>
                  <text:p text:style-name="P12"><text:span text:style-name="T1">full_name</text:span> - (можно не указывать) полное название отображаемое пользователю, при выборе данного элемента меню</text:p>
                </text:list-item>
                <text:list-item>
                  <text:p text:style-name="P12"><text:span text:style-name="T1">script_name</text:span> - (можно не указывать, но обязательно должен быть у какого-нибудь конечного элемента) скрипт, который работает по выбору элемента меню; см. выше</text:p>
                </text:list-item>
                <text:list-item>
                  <text:p text:style-name="P12"><text:span text:style-name="T1">pos</text:span> - (можно не указывать) положение относительно других элементов меню, у которых указан pos (чем больше значение, тем правее будет элемент меню)</text:p>
                </text:list-item>
              </text:list>
            </text:list-item>
          </text:list>
        </text:list-item>
        <text:list-item>
          <text:p text:style-name="P12"><text:s/><text:span text:style-name="T1">depend</text:span> - блок зависимости от других модулей (непроверенная возможность!)</text:p>
          <text:list>
            <text:list-item>
              <text:p text:style-name="P14"><text:soft-page-break/>module</text:p>
              <text:list>
                <text:list-item>
                  <text:p text:style-name="P12"><text:span text:style-name="T1">name</text:span> - системное имя модуля, от которого должен зависеть текущий (у этого модуля (от которого зависит) должен быть описан <text:span text:style-name="T1">kernel</text:span>)</text:p>
                </text:list-item>
              </text:list>
            </text:list-item>
          </text:list>
        </text:list-item>
      </text:list>
      <text:p text:style-name="P2"/>
      <text:p text:style-name="P2">Пример конфигурационного файла модуля можно посмотреть в <text:span text:style-name="T2">/modules/demo/config.xml</text:span>.</text:p>
      <text:p text:style-name="P2">Если вы изменяете конфигурационный файл, то необходимо переустановить модуль командой</text:p>
      <text:p text:style-name="P2"/>
      <text:p text:style-name="P2"><text:tab/><text:span text:style-name="T1">./mod -e путь_до/переустанавливаемого_модуля/</text:span></text:p>
      <text:p text:style-name="P2"/>
      <text:p text:style-name="P2">при переустановке, информация с которой работает модуль не потеряется.</text:p>
      <text:p text:style-name="P2"/>
      <text:p text:style-name="P2">Возможность описания модулей, от которых зависит устанавливаемый модуль — не проверена!</text:p>
      <text:p text:style-name="P2"/>
      <text:p text:style-name="P2"/>
      <text:p text:style-name="P2">Все отображаемые пользователю страницы (за исключением <text:span text:style-name="T1">/login.php</text:span>) формируются системным классом <text:span text:style-name="T1">/classes/page.php</text:span>. Этот класс производит нужную разметку страницы на основе файлов-шаблонов, хранящихся в директории <text:span text:style-name="T1">/templates</text:span>; настройку переменных окружения; подключает необходимые модули; а также заменяет все пути и ссылки, отображаемые пользователю выбранным модулем, на "валидные", для работы системы. Другими словами этот класс показывает страницы генерируемые модулем, выводя при этом соответствующее меню.</text:p>
      <text:p text:style-name="P2">Когда пользователь входит в систему — создаётся сессия, куда сохраняются параметры отображения страницы. По выходу из системы сессия сохраняется до следующего входа пользователя (директория <text:span text:style-name="T1">/users</text:span>).</text:p>
      <text:p text:style-name="P2">Класс <text:span text:style-name="T1">/classes/page.php</text:span> использует системный класс <text:span text:style-name="T1">/classes/menu.php</text:span>, для отображения меню. Этот класс кеширует отображаемое пользователю меню, сохраняя кеш в директорию <text:span text:style-name="T1">/cache</text:span>. Кеш изменяется, когда пользователь выбирает другой пункт меню, и отчищается, спустя то количество часов, которое указанно в конфигурационном файле системы.</text:p>
      <text:p text:style-name="P2"/>
      <text:p text:style-name="P2">Список переменных окружения:</text:p>
      <text:p text:style-name="P2"><text:tab/><text:span text:style-name="T1">$db</text:span> — соединение с основной БД;</text:p>
      <text:p text:style-name="P2"><text:tab/><text:span text:style-name="T1">$sys_user</text:span> — пользователь вошедший в систему;</text:p>
      <text:p text:style-name="P2"><text:tab/><text:span text:style-name="T1">$path</text:span> — путь до модуля;</text:p>
      <text:p text:style-name="P2"><text:tab/><text:span text:style-name="T1">$inc_path</text:span> — путь до модуля, который подставляется в директиву include/require(_once);</text:p>
      <text:p text:style-name="P2"><text:tab/><text:span text:style-name="T1">$url_path</text:span> — изменённый (псевдо-) путь до модуля используемый в "рисовании" ссылок (если не использовать данную переменную окружения, ссылки и пути автоматически заменяются классом <text:span text:style-name="T1">/classes/page.php</text:span>).</text:p>
      <text:p text:style-name="P2"/>
      <text:p text:style-name="P2">Чтобы в модулях/функциях модулей использовать переменные окружения необходимо использовать строку</text:p>
      <text:p text:style-name="P2"/>
      <text:p text:style-name="P2"><text:tab/><text:span text:style-name="T1">include('global.php');</text:span></text:p>
      <text:p text:style-name="P2"><text:soft-page-break/></text:p>
      <text:p text:style-name="P2">Файл <text:span text:style-name="T1">global.php</text:span> содержит объявление вышеописанных переменных окружения, как глобальных.</text:p>
      <text:p text:style-name="P2"/>
      <text:p text:style-name="P2"/>
      <text:p text:style-name="P2">Скрипты на которые ссылается конфигурационный <text:span text:style-name="T1">config.xml</text:span> могут использовать предоставляемую системой коллекцию классов, для работы с различными базами данных и пр. Также в скриптах доступен список переменных окружения, предоставляемых классом <text:span text:style-name="T1">/classes/page.php</text:span>.</text:p>
      <text:p text:style-name="P2">Ниже следует описание коллекции системных классов.</text:p>
      <text:p text:style-name="P2"/>
      <text:p text:style-name="P2"/>
      <text:p text:style-name="P4">Описание системных классов</text:p>
      <text:p text:style-name="P2"/>
      <text:p text:style-name="P2">Этот раздел содержит информацию о некоторых системных классах. Кратко описывается назначение класса, а также его методы, с помощью которых производится дополнительная настройка интерфейса пользователя.</text:p>
      <text:p text:style-name="P2"/>
      <text:p text:style-name="P2"/>
      <text:p text:style-name="P2"><text:span text:style-name="T1">classes/table.php</text:span> — компонента отображения таблицы, по SQL запросу, содержащей различные элементы управления. Элементы управления представляют собой:</text:p>
      <text:list text:style-name="L5">
        <text:list-item>
          <text:p text:style-name="P13">элемент поиска — позволяет искать информацию, отображаемую таблицей; поиск производится выбором столбца, по которому требуется выполнить некоторое условие поиска; выбирая различные столбцы, автоматически изменяется возможность выбора типа поиска по столбцу, т.к. столбцы могут содержать различные сущности; поиск можно производить сразу по нескольким столбцам;</text:p>
        </text:list-item>
        <text:list-item>
          <text:p text:style-name="P13">элемент выбора столбцов — позволяет выбрать какие столбцы отображаются таблицей, а какие нет; удобно использовать, когда таблице нужно выводить много информации, по многим столбцам, но отображать все столбцы одновременно — не имеет смысла;</text:p>
        </text:list-item>
        <text:list-item>
          <text:p text:style-name="P13">элемент переключения страниц — позволяет устанавливать лимит, по сколько записей показывает таблица, и соответственно переключаться по страницам, на которые делится таблица, если количество отображаемых записей меньше, общего количества записей.</text:p>
        </text:list-item>
      </text:list>
      <text:p text:style-name="P2"/>
      <text:p text:style-name="P2">Описание работы:</text:p>
      <text:p text:style-name="P2"/>
      <text:p text:style-name="P2">Компонента отображает пользователю таблицу с интуитивно понятным интерфейсом просмотра информации хранящейся в базе данных.</text:p>
      <text:p text:style-name="P2">Все производимые изменения с интерфейсом таблицы сохраняются в сессии пользователя, и при выходе пользователя из системы сохраняются в файл сессии пользователя.</text:p>
      <text:p text:style-name="P2"/>
      <text:p text:style-name="P2">Объявление:<text:tab/><text:span text:style-name="T1">$table = new Table(&amp;$db_connect, $table_name, $sql_query, $array_of_cols, $bad_lines, $width);</text:span></text:p>
      <text:p text:style-name="P2"><text:soft-page-break/><text:tab/></text:p>
      <text:p text:style-name="P2">Описание параметров:</text:p>
      <text:p text:style-name="P2"><text:tab/>$<text:span text:style-name="T1">db_connect</text:span> — ссылка на объект соединения с базой данных (передаётся по ссылке, здесь имеется ввиду ссылка в понятии языка программирования)</text:p>
      <text:p text:style-name="P2"><text:tab/><text:span text:style-name="T1">$table_name</text:span> — уникальное для системы имя таблицы</text:p>
      <text:p text:style-name="P2"><text:tab/><text:span text:style-name="T1">$sql_query</text:span> — SELECT запрос в базу данных, по которому рисуется таблица. Может производиться как из одной, так и из нескольких таблиц БД, содержать условия на выборку, количество выборки и сортировку</text:p>
      <text:p text:style-name="P2"><text:tab/><text:span text:style-name="T1">$array_of_cols</text:span> — (можно не указывать) массив столбцов — в качестве ключей массива указываются либо столбцы получаемые из запроса, либо столбцы какого либо другого типа из коллекции классов (см. пример)</text:p>
      <text:p text:style-name="P2"><text:tab/><text:span text:style-name="T1">$bad_lines</text:span> — массив описанных определённым образом строк таблицы, которые будут отображаться другим цветом; в качестве ключа используется id столбца, по которому будет производиться сравнение</text:p>
      <text:p text:style-name="P2"><text:tab/><text:span text:style-name="T1">$width</text:span> — (можно не указывать) ширина таблицы</text:p>
      <text:p text:style-name="P2"/>
      <text:p text:style-name="P2">Описание доступных методов:</text:p>
      <text:p text:style-name="P2"><text:tab/><text:span text:style-name="T1">$table-&gt;Show();</text:span> — нарисовать таблицу</text:p>
      <text:p text:style-name="P2"><text:tab/><text:span text:style-name="T1">$table-&gt;Show_PageSwitch(bool);</text:span> — показывать/не показывать переключатель страниц (по умолчанию <text:span text:style-name="T1">true</text:span>)</text:p>
      <text:p text:style-name="P2"><text:tab/><text:span text:style-name="T1">$table-&gt;Show_SQLCols(bool);</text:span> — показывать/не показывать все столбцы из SQL запроса (по умолчанию <text:span text:style-name="T1">false</text:span>)</text:p>
      <text:p text:style-name="P2"><text:tab/><text:span text:style-name="T1">$table-&gt;Show_AllCols(bool);</text:span> — показывать переключатель отображаемых столбцов (по умолчанию <text:span text:style-name="T1">false</text:span>)</text:p>
      <text:p text:style-name="P2"><text:tab/><text:span text:style-name="T1">$table-&gt;Show_Bottom(bool);</text:span> — показывать ли в нижней части таблицы переключатели страниц и столбцов (по умолчанию <text:span text:style-name="T1">false</text:span>)</text:p>
      <text:p text:style-name="P2"><text:tab/><text:span text:style-name="T1">$table-&gt;Show_AutoBottom(bool);</text:span> — автоматическое включение предыдущей опции при количестве строк в таблице больше 50 (по умолчанию <text:span text:style-name="T1">true</text:span>)</text:p>
      <text:p text:style-name="P2"><text:tab/><text:span text:style-name="T1">$table-&gt;Show_Search($col_id);</text:span> — включает отображение элемента таблицы, с помощью которого можно производить поиск по информации, отображаемой таблицей; <text:span text:style-name="T1">$col_id</text:span> - ключ (текущего) массива столбцов, указывающий на столбец, по которому будет выбран поиск по умолчанию (по умолчанию не отображается)</text:p>
      <text:p text:style-name="P2"><text:tab/><text:span text:style-name="T1">$table-&gt;SetWidth($width);</text:span> — установить ширину таблицы</text:p>
      <text:p text:style-name="P2"><text:tab/><text:span text:style-name="T1">$table-&gt;SetTheme($theme_pref);</text:span> — указать префикс в названиях стилей (CSS), используемых в отображении таблицы</text:p>
      <text:p text:style-name="P2"><text:tab/><text:span text:style-name="T1">$table-&gt;GetName();</text:span> — получить имя таблицы</text:p>
      <text:p text:style-name="P2"/>
      <text:p text:style-name="P2">Пример работы с компонентой можно найти в файле <text:span text:style-name="T2">/modules/ipwork/external_ip_list.php</text:span>. </text:p>
      <text:p text:style-name="P2">Или же на ознакомительном сайте <text:a xlink:type="simple" xlink:href="http://91.198.212.70:81/battle/pvpgn/"><text:span text:style-name="T2">http://91.198.212.70:81/battle/pvpgn/</text:span></text:a></text:p>
      <text:p text:style-name="P2"/>
      <text:p text:style-name="P2">---</text:p>
      <text:p text:style-name="P2"/>
      <text:p text:style-name="P2"><text:soft-page-break/><text:span text:style-name="T1">classes/table_column.php</text:span> — коллекция столбцов, с которой работает класс <text:span text:style-name="T1">/classes/table.php</text:span></text:p>
      <text:p text:style-name="P2"/>
      <text:p text:style-name="P2">Классы:</text:p>
      <text:p text:style-name="P2"/>
      <text:p text:style-name="P2"><text:span text:style-name="T1">Column</text:span> - базовый класс в иерархии классов столбцов, обеспечивающий самый обычный вывод информации в ячейки столбца</text:p>
      <text:p text:style-name="P2"><text:tab/><text:span text:style-name="T1">"login" =&gt; new Column($name, $visible=true, $align='center', $width=0)</text:span></text:p>
      <text:p text:style-name="P2">здесь,</text:p>
      <text:p text:style-name="P2"><text:tab/><text:span text:style-name="T1">$name</text:span> — название столбца, которое будет выводиться пользователю</text:p>
      <text:p text:style-name="P2"><text:tab/><text:span text:style-name="T1">$visible</text:span> — отображается ли по умолчанию данный столбец</text:p>
      <text:p text:style-name="P2"><text:tab/><text:span text:style-name="T1">$align</text:span> — выравнивание текста в ячейках столбца</text:p>
      <text:p text:style-name="P2"><text:tab/><text:span text:style-name="T1">$width</text:span> — ширина столбца</text:p>
      <text:p text:style-name="P2"/>
      <text:p text:style-name="P2">Используемые открытые методы:</text:p>
      <text:p text:style-name="P2"><text:tab/><text:span text:style-name="T1">$columns["login"]-&gt;SetDBTableName($db_tablename);</text:span> — используется, если запрос на выборку выбирает из нескольких таблиц, и может появиться неоднозначность</text:p>
      <text:p text:style-name="P2"><text:tab/><text:span text:style-name="T1">$columns["login"]-&gt;SetLink($url, $url_param);</text:span> — отображает в каждой ячейке столбца ссылку</text:p>
      <text:p text:style-name="P2"><text:tab/>здесь,</text:p>
      <text:p text:style-name="P2"><text:tab/><text:tab/><text:span text:style-name="T1">$url</text:span> — URL который будет открыт по нажатию на ссылку</text:p>
      <text:p text:style-name="P2"><text:tab/><text:tab/><text:span text:style-name="T1">$url_param</text:span> — параметр, который будет передан по URL; в качестве параметра указывается id столбца — значение этого столбца в текущей строке будет передано</text:p>
      <text:p text:style-name="P2"/>
      <text:p text:style-name="P2"><text:span text:style-name="T1">Column_Number</text:span> — столбец, предназначенный для отображения числовой информации</text:p>
      <text:p text:style-name="P2"><text:tab/><text:span text:style-name="T1">"id" =&gt; new Column_Number($name, $precision=2, $visible=true, $align='center', $width=false)</text:span></text:p>
      <text:p text:style-name="P2">здесь, <text:span text:style-name="T1">$precision</text:span> - число знаков после запятой</text:p>
      <text:p text:style-name="P2"/>
      <text:p text:style-name="P2"><text:span text:style-name="T1">Column_IP</text:span> — столбец, предназначенный для отображения ip адресов, хранящихся в базе данных в виде длинного целого</text:p>
      <text:p text:style-name="P2"><text:tab/><text:span text:style-name="T1">"ip" =&gt; new Column_IP($name, $visible=true, $align='center', $width=0)</text:span></text:p>
      <text:p text:style-name="P2"/>
      <text:p text:style-name="P2"><text:span text:style-name="T1">Column_Time</text:span> — столбец, предназначенный для отображения даты/времени, хранящейся в базе данных в UNIX формате (число секунд от 1 января 1970 года)</text:p>
      <text:p text:style-name="P2"><text:tab/><text:span text:style-name="T1">"date_register" =&gt; new Column_Time($name, $visible=true, $align='center', $width=false, $format='d.m.Y H:i:s')</text:span></text:p>
      <text:p text:style-name="P2">здесь, <text:span text:style-name="T1">$format</text:span> — формат отображения даты/времени</text:p>
      <text:p text:style-name="P2"/>
      <text:p text:style-name="P2"><text:span text:style-name="T1">Column_Bool</text:span> — столбец, предназначенный для отображения логической пары <text:span text:style-name="T1">(0|1)</text:span></text:p>
      <text:p text:style-name="P2"><text:tab/><text:span text:style-name="T1">"is_deleted" =&gt; new Column_Bool($name, $yes_str='Да', $no_str='Нет', $visible=true, $align='center', $width=false)</text:span></text:p>
      <text:p text:style-name="P2"/>
      <text:p text:style-name="P2"><text:soft-page-break/><text:span text:style-name="T1">Column_Array</text:span> — столбец, предназначенный для отображения массива, ключи которого в качестве id хранятся в базе</text:p>
      <text:p text:style-name="P2"><text:tab/><text:span text:style-name="T1">"server" =&gt; new Column_Array($name, $values, $visible=true, $align='center', </text:span><text:span text:style-name="T1">$width=false)</text:span></text:p>
      <text:p text:style-name="P2">здесь, <text:span text:style-name="T1">$values</text:span> — тот самый массив</text:p>
      <text:p text:style-name="P2">Используемые методы:</text:p>
      <text:p text:style-name="P2"><text:tab/><text:span text:style-name="T1">$columns['server']-&gt;AsValue();</text:span> - установить значение для сравнения (если задаётся <text:span text:style-name="T1">$badlines</text:span> у таблицы), равное значению массива, на которое указывает ключ, берущийся из БД.</text:p>
      <text:p text:style-name="P2"/>
      <text:p text:style-name="P2"><text:span text:style-name="T1">Column_List</text:span> — столбец, предназначенный для отображения значений по id хранящимся в базе, из другой таблицы БД</text:p>
      <text:p text:style-name="P2"><text:tab/><text:span text:style-name="T1">"location" =&gt; new Column_List(&amp;$db, $sql, $name, $visible=true, $align='center', $width=false)</text:span></text:p>
      <text:p text:style-name="P2">здесь,</text:p>
      <text:p text:style-name="P2"><text:tab/><text:span text:style-name="T1">$db</text:span> — соединение с базой данных</text:p>
      <text:p text:style-name="P2"><text:tab/><text:span text:style-name="T1">$sql</text:span> — SELECT запрос в базу данных на формирование массива подставляемых значений</text:p>
      <text:p text:style-name="P2"/>
      <text:p text:style-name="P2"><text:span text:style-name="T1">Column_Button</text:span> — столбец, предназначенный для отображения кнопок, работающих в качестве ссылок</text:p>
      <text:p text:style-name="P2"><text:tab/><text:span text:style-name="T1">"delete" =&gt; new Column_Button($name, $url, $url_param, $value, $visible=true, $align='center', $width=false)</text:span></text:p>
      <text:p text:style-name="P2">здесь,</text:p>
      <text:p text:style-name="P2"><text:tab/><text:span text:style-name="T1">$url</text:span> — URL который будет открыт по нажатию на кнопку</text:p>
      <text:p text:style-name="P2"><text:tab/><text:span text:style-name="T1">$url_param</text:span> — параметр, который будет передан по URL; в качестве параметра указывается id столбца — значение этого столбца в текущей строке будет передано</text:p>
      <text:p text:style-name="P2"><text:tab/><text:span text:style-name="T1">$value</text:span> — текст на кнопке</text:p>
      <text:p text:style-name="P2"/>
      <text:p text:style-name="P2"><text:span text:style-name="T1">Column_Custom</text:span> — столбец, предназначенный для отображения какого-либо html, будь то JavaScript или что-нибудь в этом роде)</text:p>
      <text:p text:style-name="P2"><text:tab/><text:span text:style-name="T1">"ping_ajax" =&gt; new Column_Custom($name, $html, $visible=true, $align='center', $width=false)</text:span></text:p>
      <text:p text:style-name="P2">здесь, <text:span text:style-name="T1">$html</text:span> — тот самый html, в текст которого можно вставлять значения столбцов текущей строки по шаблону "<text:span text:style-name="T1">[[column_id]]</text:span>"</text:p>
      <text:p text:style-name="P2"/>
      <text:p text:style-name="P2"><text:span text:style-name="T1">Column_UserFunc</text:span> — столбец, предназначенный для отображения результата работы функции</text:p>
      <text:p text:style-name="P2"><text:tab/><text:span text:style-name="T1">"ping" =&gt; new Column_UserFunc($name, $func, $args, $visible=true, $align='center', $width=false)</text:span></text:p>
      <text:p text:style-name="P2">здесь,</text:p>
      <text:p text:style-name="P2"><text:tab/><text:span text:style-name="T1">$func</text:span> — название пользовательской функции</text:p>
      <text:p text:style-name="P2"><text:tab/><text:span text:style-name="T1">$args</text:span> — массив параметров, передающихся в функцию в порядке перечисления</text:p>
      <text:p text:style-name="P2"/>
      <text:p text:style-name="P2"/>
      <text:p text:style-name="P2"><text:soft-page-break/>Иерархию классов столбцов можно посмотреть визуально — <text:span text:style-name="T2">/docs/schemas/table_conlumn.jpg</text:span></text:p>
      <text:p text:style-name="P2"/>
      <text:p text:style-name="P2">---</text:p>
      <text:p text:style-name="P2"/>
      <text:p text:style-name="P2"><text:span text:style-name="T1">classes/table_row.php</text:span> — класс обеспечивающий выделение строк в таблице красным цветом</text:p>
      <text:p text:style-name="P2"/>
      <text:p text:style-name="P2">Объявление:<text:tab/><text:span text:style-name="T1">"is_deleted" =&gt; new Row($compare, $value);</text:span></text:p>
      <text:p text:style-name="P2"/>
      <text:p text:style-name="P2">здесь,</text:p>
      <text:p text:style-name="P2"><text:tab/><text:span text:style-name="T1">$compare</text:span> — тип сравнения (может быть самым разным: <text:span text:style-name="T1">'=', '!=', '&lt;&gt;', '&gt;=', 'gt', 'lt'</text:span> и т.д.)</text:p>
      <text:p text:style-name="P2"><text:tab/><text:span text:style-name="T1">$value</text:span> — значение с которым будет сравниваться значение столбца</text:p>
      <text:p text:style-name="P2"/>
      <text:p text:style-name="P2">В качестве ключа массива, параметра <text:span text:style-name="T1">$bad_lines</text:span>, следует указывать ключ массива столбцов, по столбцу которого будет производиться сравнение.</text:p>
      <text:p text:style-name="P2"/>
      <text:p text:style-name="P2">---</text:p>
      <text:p text:style-name="P2"/>
      <text:p text:style-name="P2"><text:span text:style-name="T1">classes/formelementlist.php</text:span> — абстрактный базовый класс отображения форм, с помощью которых, пользователю, можно изменять информацию в базе данных. Форма передаёт информацию в саму себя через <text:span text:style-name="T1">$_GET</text:span> переменную.</text:p>
      <text:p text:style-name="P2"/>
      <text:p text:style-name="P2">Используемые открытые методы:</text:p>
      <text:p text:style-name="P2"><text:tab/><text:span text:style-name="T1">AsString();</text:span> — возвращает отображаемую форму, в виде html строки</text:p>
      <text:p text:style-name="P2"><text:tab/><text:span text:style-name="T1">SetWidth($width);</text:span> — задаёт ширину отображаемой формы</text:p>
      <text:p text:style-name="P2"><text:tab/><text:span text:style-name="T1">SetUserFunc($func_name);</text:span> — задаёт функцию, которая будет вызываться до обработки формой полученной информации; если задаваемая функция возвращает <text:span text:style-name="T1">false</text:span>, то класс формы не обрабатывает передаваемую информацию</text:p>
      <text:p text:style-name="P2"><text:tab/><text:span text:style-name="T1">Show();</text:span> — отображает форму</text:p>
      <text:p text:style-name="P2"/>
      <text:p text:style-name="P2">Иерархию классов форм можно посмотреть визуально — <text:span text:style-name="T2">/docs/schemas/forms.jpg</text:span></text:p>
      <text:p text:style-name="P2"/>
      <text:p text:style-name="P2">---</text:p>
      <text:p text:style-name="P2"/>
      <text:p text:style-name="P2"><text:span text:style-name="T1">classes/form.php</text:span> — компонента для отображения форм, с помощью которых, пользователю, можно изменять информацию в базе данных.</text:p>
      <text:p text:style-name="P2"/>
      <text:p text:style-name="P2">Объявление:<text:tab/><text:span text:style-name="T1">$fr = new Form($elements=array(), $submit_text='', $method='GET', $id='');</text:span></text:p>
      <text:p text:style-name="P2">здесь,</text:p>
      <text:p text:style-name="P2"><text:tab/><text:span text:style-name="T1">$elements</text:span> — массив элементов, отображаемых формой</text:p>
      <text:p text:style-name="P2"><text:tab/><text:span text:style-name="T1">$submit_text</text:span> — текст отображаемый на кнопке "отправить"</text:p>
      <text:p text:style-name="P2"><text:tab/><text:span text:style-name="T1">$id</text:span> — id формы, который может понадобиться, для работы JavaScript-а</text:p>
      <text:p text:style-name="P2"><text:soft-page-break/></text:p>
      <text:p text:style-name="P2">Используемые открытые методы:</text:p>
      <text:p text:style-name="P2"><text:tab/><text:span text:style-name="T1">$fr-&gt;AddButton($b_html_str);</text:span> — добавляет возле кнопки отправить ещё одну кнопку; кнопку эту необходим передавать в виде текста в формате html</text:p>
      <text:p text:style-name="P2"><text:tab/><text:span text:style-name="T1">$fr-&gt;SetGoBack(bool);</text:span> — если включен этот параметр, страница будет автоматически возвращаться на страницу, с который произошёл вызов данной формы (по умолчанию <text:span text:style-name="T1">true</text:span>)</text:p>
      <text:p text:style-name="P2"/>
      <text:p text:style-name="P2">Пример работы с компонентой можно посмотреть в:</text:p>
      <text:p text:style-name="P2"><text:tab/><text:span text:style-name="T2">/modules/system_admin/user_edit.php</text:span></text:p>
      <text:p text:style-name="P8"><text:tab/>/modules/system_admin/user_add.php</text:p>
      <text:p text:style-name="P2"/>
      <text:p text:style-name="P2">---</text:p>
      <text:p text:style-name="P2"/>
      <text:p text:style-name="P2"><text:span text:style-name="T1">classes/formchecklist.php</text:span> — компонента для отображения флажков указания зависимости, типа "многое ко многим"</text:p>
      <text:p text:style-name="P2"/>
      <text:p text:style-name="P2">Объявление:<text:tab/><text:span text:style-name="T1">$formcheckboxs = new FormCheckList(&amp;$db, $list_sql, $join_sql, $inserted=false);</text:span></text:p>
      <text:p text:style-name="P2">здесь,</text:p>
      <text:p text:style-name="P2"><text:tab/><text:span text:style-name="T1">$db</text:span> — соединение с базой данных</text:p>
      <text:p text:style-name="P2"><text:tab/><text:span text:style-name="T1">$list_sql</text:span> — SELECT запрос на список сущностей, с которыми необходимо связать "некую другую сущность"</text:p>
      <text:p text:style-name="P2"><text:tab/><text:span text:style-name="T1">$join_sql</text:span> — SELECT запрос на получение id вышеуказанных сущностей, которые уже принадлежат "некой другой сущности"</text:p>
      <text:p text:style-name="P2"><text:tab/><text:span text:style-name="T1">bool $inserted</text:span> — указывает на то добавляются ли абсолютно новые записи (<text:span text:style-name="T1">true</text:span>), или же изменяются уже существующие (<text:span text:style-name="T1">false</text:span>)</text:p>
      <text:p text:style-name="P2"/>
      <text:p text:style-name="P2">Пример работы с компонентой можно посмотреть в:</text:p>
      <text:p text:style-name="P2"><text:tab/><text:span text:style-name="T2">/modules/system_admin/user_edit.php</text:span></text:p>
      <text:p text:style-name="P8"><text:tab/>/modules/system_admin/user_add.php</text:p>
      <text:p text:style-name="P2"/>
      <text:p text:style-name="P2">---</text:p>
      <text:p text:style-name="P2"/>
      <text:p text:style-name="P2"><text:span text:style-name="T1">classes/formupdatesql.php</text:span> — компонента для отображения формы изменения полей таблицы</text:p>
      <text:p text:style-name="P2"/>
      <text:p text:style-name="P2">Объявление:<text:tab/><text:span text:style-name="T1">$formcheckboxs = new FormUpdateSQL(&amp;$db, $sql, $elements=array());</text:span></text:p>
      <text:p text:style-name="P2">здесь,</text:p>
      <text:p text:style-name="P2"><text:tab/><text:span text:style-name="T1">$db</text:span> — соединение с базой данных</text:p>
      <text:p text:style-name="P2"><text:tab/><text:span text:style-name="T1">$sql</text:span> — SELECT запрос на выборку полей определённой записи</text:p>
      <text:p text:style-name="P2"><text:tab/><text:span text:style-name="T1">$elements</text:span> — массив элементов, отображаемых формой</text:p>
      <text:p text:style-name="P2"/>
      <text:p text:style-name="P2">Пример работы с компонентой можно посмотреть в:</text:p>
      <text:p text:style-name="P2"><text:soft-page-break/><text:tab/><text:span text:style-name="T2">/modules/system_admin/user_edit.php</text:span></text:p>
      <text:p text:style-name="P2"/>
      <text:p text:style-name="P2">---</text:p>
      <text:p text:style-name="P2"/>
      <text:p text:style-name="P2"><text:span text:style-name="T1">classes/forminsertsql.php</text:span> — компонента для отображения формы заполнения полей таблицы.</text:p>
      <text:p text:style-name="P2"/>
      <text:p text:style-name="P2">Объявление:<text:tab/><text:span text:style-name="T1">$formcheckboxs = new FormInsertSQL(&amp;$db, $sql, $elements=array());</text:span></text:p>
      <text:p text:style-name="P2">здесь,</text:p>
      <text:p text:style-name="P2"><text:tab/><text:span text:style-name="T1">$db</text:span> — соединение с базой данных</text:p>
      <text:p text:style-name="P2"><text:tab/><text:span text:style-name="T1">$sql</text:span> — INSERT запрос на заполнение полей таблицы базы данных с пустым значением параметра запроса "VALUES()"</text:p>
      <text:p text:style-name="P2"><text:tab/><text:span text:style-name="T1">$elements</text:span> — массив элементов, отображаемых формой</text:p>
      <text:p text:style-name="P2"/>
      <text:p text:style-name="P2">Пример работы с компонентой можно посмотреть в:</text:p>
      <text:p text:style-name="P2"><text:tab/><text:span text:style-name="T2">/modules/system_admin/user_add.php</text:span></text:p>
      <text:p text:style-name="P2"/>
      <text:p text:style-name="P2">---</text:p>
      <text:p text:style-name="P2"/>
      <text:p text:style-name="P2"><text:span text:style-name="T1">classes/form_elements.php</text:span> — коллекция элементов отображаемых компонентой формы </text:p>
      <text:p text:style-name="P2"/>
      <text:p text:style-name="P2">Классы: </text:p>
      <text:p text:style-name="P2"/>
      <text:p text:style-name="P2"><text:span text:style-name="T1">FBlock</text:span> — элемент отображения в форму какого-либо html блока </text:p>
      <text:p text:style-name="P2"><text:tab/><text:span text:style-name="T1">"editform" =&gt; new FBlock($html)</text:span></text:p>
      <text:p text:style-name="P2"/>
      <text:p text:style-name="P2">Используемые открытые методы: </text:p>
      <text:p text:style-name="P2"><text:tab/><text:span text:style-name="T1">AddConstent($content);</text:span> — добавляет в блок дополнительную информацию в виде html </text:p>
      <text:p text:style-name="P2"><text:tab/><text:span text:style-name="T1">AsString();</text:span> — возвращает строку содержащую отображаемый html </text:p>
      <text:p text:style-name="P2"><text:tab/><text:span text:style-name="T1">Show();</text:span> — отображает элемент </text:p>
      <text:p text:style-name="P2"/>
      <text:p text:style-name="P2"><text:span text:style-name="T1">FBaseElement</text:span> — абстрактный базовый класс элементов формы </text:p>
      <text:p text:style-name="P2"><text:tab/><text:span text:style-name="T1">Конструктор($name, $value='', $id=''); </text:span></text:p>
      <text:p text:style-name="P2">здесь, </text:p>
      <text:p text:style-name="P2"><text:tab/><text:span text:style-name="T1">$name</text:span> — название элемента формы </text:p>
      <text:p text:style-name="P2"><text:tab/><text:span text:style-name="T1">$value</text:span> — значение элемента </text:p>
      <text:p text:style-name="P2"><text:tab/><text:span text:style-name="T1">$id</text:span> — id элемента, для дальнейшего возможного использования JavaScript-ом </text:p>
      <text:p text:style-name="P2"/>
      <text:p text:style-name="P2">Используемые открытые методы: </text:p>
      <text:p text:style-name="P2"><text:tab/><text:span text:style-name="T1">SetName($name);</text:span> — устанавливает название элемента </text:p>
      <text:p text:style-name="P2"><text:tab/><text:span text:style-name="T1">GetName();</text:span> — возвращает название элемента </text:p>
      <text:p text:style-name="P2"><text:tab/><text:span text:style-name="T1">SetValue($value);</text:span> — устанавливает значение элемента; при установке значения через этот метод, свойство элемента "изменён" не изменяется </text:p>
      <text:p text:style-name="P2"><text:soft-page-break/><text:tab/><text:span text:style-name="T1">GetValue();</text:span> — возвращает значение элемента </text:p>
      <text:p text:style-name="P2"><text:tab/><text:span text:style-name="T1">bool Changed();</text:span> — изменён ли элемент? </text:p>
      <text:p text:style-name="P2"><text:tab/><text:span text:style-name="T1">AsString();</text:span> — возвращает строку содержащую отображаемый html </text:p>
      <text:p text:style-name="P2"><text:tab/><text:span text:style-name="T1">Show();</text:span> — отображает элемент </text:p>
      <text:p text:style-name="P2"><text:tab/> </text:p>
      <text:p text:style-name="P2"><text:span text:style-name="T1">FHidden</text:span> — класс описывающий скрытый элемент формы </text:p>
      <text:p text:style-name="P2"/>
      <text:p text:style-name="P2"><text:span text:style-name="T1">FElement</text:span> — абстрактный базовый класс, наследуемый от <text:span text:style-name="T1">FBaseElement</text:span> и наследуемый ниже описанными элементами </text:p>
      <text:p text:style-name="P2"><text:tab/><text:span text:style-name="T1">Конструктор($name, $desc='', $value='', $id='');</text:span> </text:p>
      <text:p text:style-name="P2">здесь, </text:p>
      <text:p text:style-name="P2"><text:tab/><text:span text:style-name="T1">$desc</text:span> — описание элемента формы </text:p>
      <text:p text:style-name="P2"/>
      <text:p text:style-name="P2"><text:span text:style-name="T1">FCheckbox</text:span> — класс элемента отображения флажка </text:p>
      <text:p text:style-name="P2"/>
      <text:p text:style-name="P2"><text:span text:style-name="T1">FSelect</text:span> — класс элемента выпадающего списка </text:p>
      <text:p text:style-name="P2"><text:tab/><text:span text:style-name="T1">"location" =&gt; new FSelect(&amp;$db, $sql, $name, $desc='', $value=0, $id='', $user_func='')</text:span> </text:p>
      <text:p text:style-name="P2">здесь, </text:p>
      <text:p text:style-name="P2"><text:tab/><text:span text:style-name="T1">$db</text:span> — соединение с базой данных </text:p>
      <text:p text:style-name="P2"><text:tab/><text:span text:style-name="T1">$sql</text:span> — SELECT запрос на выборку массива из таблицы БД, ключи которого будут являться значением обновляемого поля в изменяемой таблице БД </text:p>
      <text:p text:style-name="P2"><text:tab/><text:span text:style-name="T1">$user_func</text:span> — пользовательская функция, изменяющая отображаемые пользователю элементы списка, получающая в качестве параметра id элемента списка, полученного из запроса на выборку </text:p>
      <text:p text:style-name="P2"/>
      <text:p text:style-name="P2"><text:span text:style-name="T1">FInput</text:span> — класс текстого элемента формы </text:p>
      <text:p text:style-name="P2"/>
      <text:p text:style-name="P2"><text:span text:style-name="T1">FPassword</text:span> — класс текстого элемента, в котором все символы заменяются "звёздочками" </text:p>
      <text:p text:style-name="P2"/>
      <text:p text:style-name="P2"><text:span text:style-name="T1">FIP</text:span> — класс элемента содержащего IP адрес </text:p>
      <text:p text:style-name="P2"/>
      <text:p text:style-name="P2">Иерархию классов элементов форм можно посмотреть визуально - <text:span text:style-name="T2">/docs/schemas/form_elements.jpg </text:span></text:p>
      <text:p text:style-name="P2"/>
      <text:p text:style-name="P2">---</text:p>
      <text:p text:style-name="P2"/>
      <text:p text:style-name="P2"><text:span text:style-name="T1">classes/sql.php</text:span> — класс для работы с SQL запросами. Позволяет некоторым образом проверять синтаксис запроса (запрос разбирается на составляющие, если определённая составляющая не найдена — генерируется исключение, перехватив которое можно перестроить начальный запрос, и т.п.)</text:p>
      <text:p text:style-name="P2"/>
      <text:p text:style-name="P2"><text:soft-page-break/>Объявление: <text:span text:style-name="T1">$sql = new SelectSQL($sql_query); или $sql = new InsertSQL();</text:span></text:p>
      <text:p text:style-name="P2">Описание методов:</text:p>
      <text:p text:style-name="P2"><text:tab/><text:span text:style-name="T1">$sql-&gt;SQL();</text:span> — получить исходный или уже перестроенный запрос</text:p>
      <text:p text:style-name="P2"><text:tab/><text:span text:style-name="T1">$sql-&gt;Table();</text:span> — получить название таблицы, из/в которую идёт запрос</text:p>
      <text:p text:style-name="P2"><text:tab/><text:span text:style-name="T1">$sql-&gt;Columns();</text:span> — получить столбцы, по которым идёт запрос</text:p>
      <text:p text:style-name="P2"><text:tab/><text:span text:style-name="T1">$sql-&gt;FirstTable();</text:span> — получить первую таблицу, по которой идёт выборка</text:p>
      <text:p text:style-name="P2"><text:tab/><text:span text:style-name="T1">bool $sql-&gt;FromOneTable();</text:span> — выборка идёт из одной таблицы или из нескольких</text:p>
      <text:p text:style-name="P2"><text:tab/><text:span text:style-name="T1">$sql-&gt;WhereString();</text:span> — получить строку, по условию которой идёт выборка</text:p>
      <text:p text:style-name="P2"><text:tab/><text:span text:style-name="T1">$sql-&gt;AddWhere($compare, $addstring);</text:span> — позволяет расширить условие выборки</text:p>
      <text:p text:style-name="P2"><text:tab/>здесь,</text:p>
      <text:p text:style-name="P2"><text:tab/><text:tab/><text:span text:style-name="T1">$compare </text:span>—<text:span text:style-name="T1"> ( 'and' | 'or' )</text:span></text:p>
      <text:p text:style-name="P2"><text:tab/><text:tab/><text:span text:style-name="T1">$addstring</text:span> — добавляемое условие</text:p>
      <text:p text:style-name="P2"/>
      <text:p text:style-name="P2"><text:tab/><text:span text:style-name="T1">$sql-&gt;OrderArray();</text:span> — возвращает массив с двумя элементами</text:p>
      <text:p text:style-name="P2"><text:tab/><text:tab/><text:span text:style-name="T1">"column" =&gt; 'название столбца по которому сортируется'</text:span></text:p>
      <text:p text:style-name="P2"><text:tab/><text:tab/><text:span text:style-name="T1">"type" =&gt; ( 'asc' | 'desc' )</text:span></text:p>
      <text:p text:style-name="P2"><text:tab/><text:span text:style-name="T1">$sql-&gt;OrderString();</text:span> — получить строку, по которой идёт сортировка</text:p>
      <text:p text:style-name="P2"><text:tab/><text:span text:style-name="T1">$sql-&gt;SetOrderString();</text:span> - задать строку, по которой будет происходить сортировка</text:p>
      <text:p text:style-name="P2"><text:tab/><text:span text:style-name="T1">$sql-&gt;LimitArray();</text:span> — вовзращает массив с двумя элементами</text:p>
      <text:p text:style-name="P2"><text:tab/><text:tab/><text:span text:style-name="T1">"from" =&gt; с какой записи начинать выборку</text:span></text:p>
      <text:p text:style-name="P7"><text:tab/><text:tab/>"limit" =&gt; по сколько записей показывает</text:p>
      <text:p text:style-name="P2"><text:tab/><text:span text:style-name="T1">$sql-&gt;LimitString();</text:span> — получить строку, по которой идёт выборка</text:p>
      <text:p text:style-name="P2"><text:tab/><text:span text:style-name="T1">$sql-&gt;SetLimitString();</text:span> — задать строку, по которой идёт выборка</text:p>
      <text:p text:style-name="P2"/>
      <text:p text:style-name="P2">--- </text:p>
      <text:p text:style-name="P2"/>
      <text:p text:style-name="P2"><text:span text:style-name="T1">classes/db_mysql.php</text:span> — класс работы с базой данных MySQL. На основе этого класса можно написать другой интерфейс, для работы какой-либо другой базой данных (например Oracle). </text:p>
      <text:p text:style-name="P2"/>
      <text:p text:style-name="P2">Объявление: <text:span text:style-name="T1">$db = new DB_MySQL(host_name, user_name, user_password, db_name);</text:span> </text:p>
      <text:p text:style-name="P2">Описание методов: </text:p>
      <text:p text:style-name="P2"><text:tab/><text:span text:style-name="T1">$db-&gt;SelectDB(db_name);</text:span> — сменить базу </text:p>
      <text:p text:style-name="P2"><text:tab/><text:span text:style-name="T1">$db-&gt;Query("SQL QUERY");</text:span> — выполнить запрос и вернуть результат (аналог mysql_query()) </text:p>
      <text:p text:style-name="P2"><text:tab/><text:span text:style-name="T1">$db-&gt;Query_Fetch("SQL QUERY");</text:span> — выполняет запрос и возвращает массив строк (со столбцами) выполненного запроса </text:p>
      <text:p text:style-name="P2"><text:tab/><text:span text:style-name="T1">$db-&gt;Query_Fetch_Result(query_result);</text:span> — возвращает массив строк (со столбцами) по уже выполнному запросу </text:p>
      <text:p text:style-name="P2"><text:tab/><text:span text:style-name="T1">$db-&gt;Query_Fetch_Row("SQL QUERY");</text:span> — выполняет запрос и возвращает массив только одной, самой первой строки; индексация массива начинается с нуля, ключи - цифровые (имеет смысл, во избежание ошибки, в запросе указывать "<text:span text:style-name="T1">LIMIT 0,1</text:span>") </text:p>
      <text:p text:style-name="P2"><text:tab/><text:span text:style-name="T1">$db-&gt;Query_Fetch_Assoc("SQL QUERY");</text:span> — выполняет запрос и возвращает массив только <text:soft-page-break/>одной, самой первой строки; ключи массива имеют такое же название, как и столбцы в базе (имеет смысл, во избежание ошибки, в запросе указывать "<text:span text:style-name="T1">LIMIT 0,1</text:span>") </text:p>
      <text:p text:style-name="P2"><text:tab/><text:span text:style-name="T1">$db-&gt;Query_Fetch_Array("SQL QUERY");</text:span> — выполняет запрос и возвращает массив только одной, самой первой строки; ключи массива либо цифровые, либо имеют такое же название, как и столбцы в базе (имеет смысл, во избежание ошибки, в запросе указывать "<text:span text:style-name="T1">LIMIT 0,1</text:span>") </text:p>
      <text:p text:style-name="P2"><text:tab/><text:span text:style-name="T1">$db-&gt;Insert_ID();</text:span> — возвращает id последней добавленной строки, запросом "<text:span text:style-name="T1">INSERT ...</text:span>" </text:p>
      <text:p text:style-name="P2"><text:tab/><text:span text:style-name="T1">$db-&gt;GetDB();</text:span> — возвращает название базы данных с которым в данный момент есть соединение </text:p>
      <text:p text:style-name="P2"><text:tab/><text:span text:style-name="T1">$db-&gt;QueryNums();</text:span> — возвращает количество выполненных запросов, с начала инициализации объекта </text:p>
      <text:p text:style-name="P2"/>
      <text:p text:style-name="P2">--- </text:p>
      <text:p text:style-name="P2"/>
      <text:p text:style-name="P2"><text:span text:style-name="T1">classes/system_user.php</text:span> - класс системных пользователей </text:p>
      <text:p text:style-name="P2"/>
      <text:p text:style-name="P2">Объявление: <text:span text:style-name="T1">$user = new System_user(&amp;$db_connect, $user_id=0);</text:span> </text:p>
      <text:p text:style-name="P2">Описание параметров: </text:p>
      <text:p text:style-name="P2"><text:tab/><text:span text:style-name="T1">$db_connect</text:span> — ссылка на объект соединения с базой данных </text:p>
      <text:p text:style-name="P2"><text:tab/><text:span text:style-name="T1">$user_id</text:span> — id пользователя в базе данных </text:p>
      <text:p text:style-name="P2"/>
      <text:p text:style-name="P2">Описание методов: </text:p>
      <text:p text:style-name="P2"><text:tab/><text:span text:style-name="T1">$user-&gt;Current();</text:span> — задать объекту параметры вошедшего в систему пользователя </text:p>
      <text:p text:style-name="P2"><text:tab/><text:span text:style-name="T1">$user-&gt;Reset(user_id);</text:span> — сбрасывает значение объекта, присваивая ему новое значение, по id пользователя в базе данных </text:p>
      <text:p text:style-name="P2"><text:tab/><text:span text:style-name="T1">$user-&gt;IsGroup($group_id);</text:span> — возвращает <text:span text:style-name="T1">boolean</text:span> значение принадлежит ли пользователь к группе, чей id передан в качестве параметра </text:p>
      <text:p text:style-name="P2"/>
      <text:p text:style-name="P2">Доступные для чтения свойства: <text:span text:style-name="T1">id, login, name, family, daddy, mobile_telephone, groups, is_deleted, full_name, fio, groups_SQL</text:span>. </text:p>
      <text:p text:style-name="P2"/>
      <text:p text:style-name="P2">--- </text:p>
      <text:p text:style-name="P2"/>
      <text:p text:style-name="P2"><text:span text:style-name="T1">classes/module_tool.php</text:span> — класс управления модулями </text:p>
      <text:p text:style-name="P2"/>
      <text:p text:style-name="P2">Объявление: <text:span text:style-name="T1">$module = new Module_Tool(&amp;$db_connect, $module_id=0);</text:span> </text:p>
      <text:p text:style-name="P2">Описание параметров: </text:p>
      <text:p text:style-name="P2"><text:tab/><text:span text:style-name="T1">$db_connect</text:span> — ссылка на объект соединения с базой данных </text:p>
      <text:p text:style-name="P2"><text:s/><text:tab/><text:span text:style-name="T1">$module_id</text:span> — id модуля в базе данных </text:p>
      <text:p text:style-name="P2"/>
      <text:p text:style-name="P2">Описание методов: </text:p>
      <text:p text:style-name="P2"><text:tab/><text:span text:style-name="T1">$module-&gt;Reset($module_id);</text:span> — сбрасывает значение объекта, присваивая ему новое <text:soft-page-break/>значение, по <text:span text:style-name="T1">$module_id</text:span> модуля в базе данных </text:p>
      <text:p text:style-name="P2"><text:tab/><text:span text:style-name="T1">$module-&gt;InitWithPath(path);</text:span> — инициализирует модуль по пути, передаваемого в качестве параметра </text:p>
      <text:p text:style-name="P2"><text:tab/><text:span text:style-name="T1">$module-&gt;Install(menu_id);</text:span> — (<text:span text:style-name="T1">$menu_id</text:span> - необязательный параметр) устанавливает инициализированный модуль, засовывая его в меню, <text:span text:style-name="T1">$menu_id</text:span> которого передано в качестве параметра </text:p>
      <text:p text:style-name="P2"><text:tab/><text:span text:style-name="T1">$module-&gt;Remove();</text:span> — удаляет установленный модуль </text:p>
      <text:p text:style-name="P2"><text:tab/><text:span text:style-name="T1">$module-&gt;Reinstall();</text:span> — переустанавливает модуль </text:p>
      <text:p text:style-name="P2"><text:tab/><text:span text:style-name="T1">$module-&gt;PrintAllModules();</text:span> — выводит на экран список установленных модулей </text:p>
      <text:p text:style-name="P2"/>
      <text:p text:style-name="P2"/>
      <text:p text:style-name="P4">Debug</text:p>
      <text:p text:style-name="P2"/>
      <text:p text:style-name="P2">Если вы написали модуль, установили в систему, после чего перегружаете страницу, а там ничего нет, просто белая страница, без ошибок, без нечего... то можно заглянуть в лог ошибок PHP (по умолчанию он в логи Apache сбрасывает). А ещё можно закомментировать строку в <text:span text:style-name="T1">/classes/page.php</text:span> — первую в описании метода <text:span text:style-name="T1">Show()</text:span>. Строка — <text:span text:style-name="T1">ob_start(...);</text:span>. После комментирования обновляете страницу, и если в <text:span text:style-name="T1">php.ini</text:span> (конфигурационный файл PHP) настроено, чтобы PHP выводил ошибки в браузер, то Вы увидите ошибки...</text:p>
      <text:p text:style-name="P2">Ошибки могут быть очень странные. Могут ссылаться на системные классы, но (!) опыт подсказывает, что скорее всего ошибка в вашем модуле. Может быть неправильно объявляете объект, или неправильно используйте метод. Пожалуйста, ещё раз внимательно проверьте, правильно ли написан Ваш модуль, и если там действительно всё нормально, прошу сообщить об ошибке мне на e-mail &lt;altermn@gmail.com&gt;.</text:p>
      <text:p text:style-name="P2"/>
      <text:p text:style-name="P2">Бывает так, что в своём модуле, вы обращаетесь к той же базе данных (тот же хост, тот же пользователь), и при таком обращении к базе вместо страницы — «белая пустота». Причём если переходить на страничку модуля, с другой странички — всё хорошо отображает, но при перезагрузке страницы — «опять белая пустота». В таком случае, если у вас, всё-таки, используется та же база данных, но уже другая «database» (прошу прощения за каламбур), рекомендую проблему решать так:</text:p>
      <text:p text:style-name="P2"/>
      <text:p text:style-name="P7"><text:tab/>include('global.php');</text:p>
      <text:p text:style-name="P7"><text:tab/>$old_db = $db-&gt;GetDB();</text:p>
      <text:p text:style-name="P7"><text:tab/>$db-&gt;SelectDB(имя_нужной_database);</text:p>
      <text:p text:style-name="P7"><text:tab/>...</text:p>
      <text:p text:style-name="P7"><text:tab/>// работаем с соединением к БД</text:p>
      <text:p text:style-name="P7"><text:tab/>...</text:p>
      <text:p text:style-name="P7"><text:tab/>$db-&gt;SelectDB($old_db);</text:p>
      <text:p text:style-name="P2"/>
      <text:p text:style-name="P2">Пояснение. Подключаем переменные окружения и используем переменную окружения — $db — подключение к БД Vedro System. Запоминаем, на какую database «смотрело» это соединение. <text:soft-page-break/>Перенаправляем соединение на другую database. А когда работа с нужной database закончится — возвращаемся к ранее используемой.</text:p>
      <text:p text:style-name="P2"/>
      <text:p text:style-name="P2"/>
      <text:p text:style-name="P4">Послесловие</text:p>
      <text:p text:style-name="P2"/>
      <text:p text:style-name="P2">Впечатления от написания системы:</text:p>
      <text:p text:style-name="P2">PHP5 — вполне достойный язык программирования, поддерживающий ООП. В нём, конечно, нет всех плюсов ООП, что даёт например С++, но тем не менее подобные системы пишутся многими PHP программистами. Что говорит о зрелости языка.</text:p>
      <text:p text:style-name="P2">Это моя третья по счёту CMS. Разрабатывая её, я постарался избежать тех недочётов и проблем, с которыми столкнулся при написании предыдущих систем.</text:p>
      <text:p text:style-name="P2"/>
      <text:p text:style-name="P2">Недочёты системы:</text:p>
      <text:p text:style-name="P2">Неполная поддержка открываемых интернет страниц, на которые ссылается конфигурационный файл модуля.</text:p>
      <text:p text:style-name="P2">Отсутствие Web-интерфейса для управления модулями.</text:p>
      <text:p text:style-name="P2">Отсутствие интерфейса редактирования меню.</text:p>
      <text:p text:style-name="P2">Отсутствие возможности распределения прав пользователей и групп.</text:p>
      <text:p text:style-name="P2">Невозможность задать условие выделения строк в таблице, по одному столбцу, чтобы несколько условий было.</text:p>
      <text:p text:style-name="P2"/>
      <text:p text:style-name="P2">Благодарности:</text:p>
      <text:p text:style-name="P2">Выражаю огромную благодарность своей жене Аверчук Валентине за моральную поддержку, во время написания системы. Также благодарю Черных Павла, Хован Андрея, Павлова Александра, Чуркина Алексея, Башлакова Ивана, Миназова Максима, Дьячкову Татьяну, Настенко Олега и Шакурова Рината за тестирование системы. Спасибо им за то что выслушивали все технические тонкости, о которых мне приходилось им рассказывать, для лучшего понимания и написания элементов систем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Nimbus Roman No9 L1" svg:font-family="'Nimbus Roman No9 L'"/>
    <style:font-face style:name="StarSymbol" svg:font-family="StarSymbol"/>
    <style:font-face style:name="Courier 10 Pitch" svg:font-family="'Courier 10 Pitch'" style:font-pitch="fixed"/>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ru" style:country-asian="RU" style:font-size-complex="12pt" style:language-complex="ru" style:country-complex="R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ru" fo:country="RU" style:font-name-asian="DejaVu Sans" style:font-size-asian="10.5pt" style:language-asian="ru" style:country-asian="RU" style:font-name-complex="DejaVu Sans" style:font-size-complex="12pt" style:language-complex="ru" style:country-complex="R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Nimbus Roman No9 L1" fo:font-size="10pt" style:font-name-asian="Nimbus Roman No9 L1" style:font-size-asian="10pt" style:font-name-complex="Nimbus Roman No9 L1"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001cm" fo:page-height="29.7cm" style:num-format="1" style:print-orientation="portrait" fo:margin-top="1cm" fo:margin-bottom="1cm" fo:margin-left="1.499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creator>murka</dc:creator>
    <dc:date>2008-11-20T00:49:58</dc:date>
    <meta:editing-cycles>48</meta:editing-cycles>
    <meta:editing-duration>PT10H33M44S</meta:editing-duration>
    <meta:user-defined meta:name="Поле 1"/>
    <meta:user-defined meta:name="Поле 2"/>
    <meta:user-defined meta:name="Поле 3"/>
    <meta:user-defined meta:name="Поле 4"/>
    <meta:document-statistic meta:table-count="0" meta:image-count="0" meta:object-count="0" meta:page-count="17" meta:paragraph-count="385" meta:word-count="4045" meta:character-count="30830"/>
  </office:meta>
</office:document-meta>
</file>